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7411" officeooo:paragraph-rsid="00087411"/>
    </style:style>
    <style:style style:name="P2" style:family="paragraph" style:parent-style-name="Title">
      <style:text-properties officeooo:paragraph-rsid="0011dcd7"/>
    </style:style>
    <style:style style:name="P3" style:family="paragraph" style:parent-style-name="Standard">
      <style:paragraph-properties fo:text-align="end" style:justify-single-word="false"/>
      <style:text-properties officeooo:rsid="0011dcd7" officeooo:paragraph-rsid="0011dcd7"/>
    </style:style>
    <style:style style:name="P4" style:family="paragraph" style:parent-style-name="Standard" style:list-style-name="L1">
      <style:text-properties officeooo:rsid="0012f623" officeooo:paragraph-rsid="0015735c"/>
    </style:style>
    <style:style style:name="P5" style:family="paragraph" style:parent-style-name="Standard" style:list-style-name="L1">
      <style:text-properties officeooo:rsid="00098e13" officeooo:paragraph-rsid="0015fd4b"/>
    </style:style>
    <style:style style:name="P6" style:family="paragraph" style:parent-style-name="Standard" style:list-style-name="L1">
      <style:text-properties officeooo:rsid="00098e13" officeooo:paragraph-rsid="00098e13"/>
    </style:style>
    <style:style style:name="P7" style:family="paragraph" style:parent-style-name="Standard" style:list-style-name="L1">
      <style:text-properties officeooo:rsid="00098e13" officeooo:paragraph-rsid="0015735c"/>
    </style:style>
    <style:style style:name="P8" style:family="paragraph" style:parent-style-name="Standard" style:list-style-name="L1">
      <style:text-properties officeooo:rsid="00098e13" officeooo:paragraph-rsid="00207e23"/>
    </style:style>
    <style:style style:name="P9" style:family="paragraph" style:parent-style-name="Standard" style:list-style-name="L1">
      <style:text-properties officeooo:rsid="00098e13" officeooo:paragraph-rsid="002115bc"/>
    </style:style>
    <style:style style:name="P10" style:family="paragraph" style:parent-style-name="Standard">
      <style:text-properties officeooo:rsid="00098e13" officeooo:paragraph-rsid="00087411"/>
    </style:style>
    <style:style style:name="P11" style:family="paragraph" style:parent-style-name="Standard">
      <style:text-properties officeooo:rsid="001fdade" officeooo:paragraph-rsid="00087411"/>
    </style:style>
    <style:style style:name="P12" style:family="paragraph" style:parent-style-name="Standard">
      <style:text-properties officeooo:rsid="001fdade" officeooo:paragraph-rsid="001fdade"/>
    </style:style>
    <style:style style:name="T1" style:family="text">
      <style:text-properties officeooo:rsid="000b14df"/>
    </style:style>
    <style:style style:name="T2" style:family="text">
      <style:text-properties officeooo:rsid="00142a22"/>
    </style:style>
    <style:style style:name="T3" style:family="text">
      <style:text-properties officeooo:rsid="001b7887"/>
    </style:style>
    <style:style style:name="T4" style:family="text">
      <style:text-properties officeooo:rsid="001d786e"/>
    </style:style>
    <style:style style:name="T5" style:family="text">
      <style:text-properties officeooo:rsid="001f1a27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f1a27"/>
    </style:style>
    <style:style style:name="T8" style:family="text">
      <style:text-properties officeooo:rsid="00207e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ragen evaluaties</text:p>
      <text:p text:style-name="P3">201<text:span text:style-name="T3">9</text:span>-<text:span text:style-name="T3">07</text:span>-<text:span text:style-name="T3">01</text:span></text:p>
      <text:p text:style-name="P11"/>
      <text:p text:style-name="P1"/>
      <text:list xml:id="list540708800" text:style-name="L1">
        <text:list-item>
          <text:p text:style-name="P4">Hoe <text:span text:style-name="T4">beviel het lesgeven aan de ouders?</text:span></text:p>
        </text:list-item>
        <text:list-item>
          <text:p text:style-name="P5">Wat <text:span text:style-name="T1">is er </text:span>goed <text:span text:style-name="T1">aan de cursus</text:span>?</text:p>
        </text:list-item>
        <text:list-item>
          <text:p text:style-name="P6">Wat doet <text:span text:style-name="T8">Erik/</text:span>Richel<text:span text:style-name="T7">1</text:span><text:span text:style-name="T5"> </text:span>goed?</text:p>
        </text:list-item>
        <text:list-item>
          <text:p text:style-name="P8">Wat zou <text:span text:style-name="T8">Erik/</text:span>Richel<text:span text:style-name="T7">1</text:span> kunnen verbeteren?</text:p>
        </text:list-item>
        <text:list-item>
          <text:p text:style-name="P9">Is er iets waarin <text:span text:style-name="T8">Erik/</text:span>Richel<text:span text:style-name="T7">1</text:span> strenger zou moeten zijn?</text:p>
        </text:list-item>
        <text:list-item>
          <text:p text:style-name="P9">Is er iets waarin <text:span text:style-name="T8">Erik/</text:span>Richel<text:span text:style-name="T7">1</text:span> minder streng zou moeten zijn?</text:p>
        </text:list-item>
        <text:list-item>
          <text:p text:style-name="P7"><text:span text:style-name="T1">Hoe zou de cursus</text:span> verbeter<text:span text:style-name="T1">d kunnen worden</text:span>?</text:p>
        </text:list-item>
      </text:list>
      <text:p text:style-name="P10"/>
      <text:p text:style-name="P10"/>
      <text:p text:style-name="P12"><text:span text:style-name="T6">1</text:span>) mBot: Erik, Arduino: Rich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3:37:14.384441076</meta:creation-date>
    <dc:date>2019-06-21T11:33:36.621825890</dc:date>
    <meta:editing-duration>PT12M6S</meta:editing-duration>
    <meta:editing-cycles>24</meta:editing-cycles>
    <meta:generator>LibreOffice/6.2.4.2$Linux_X86_64 LibreOffice_project/20$Build-2</meta:generator>
    <meta:document-statistic meta:table-count="0" meta:image-count="0" meta:object-count="0" meta:page-count="1" meta:paragraph-count="10" meta:word-count="64" meta:character-count="363" meta:non-whitespace-character-count="316"/>
  </office:meta>
</office:document-meta>
</file>